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425.34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440.45pt" svg:y="14649.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76.49pt" svg:y="10198.7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I have been unable to keep distinction between the two but have decided to keep them as shown here</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ing two equations</text:p>
          </table:table-cell>
          <table:table-cell office:value-type="string" calcext:value-type="string">
            <text:p>ان مساوات کو مساوی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3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4.34pt" draw:z-index="4" draw:style-name="gr3" draw:text-style-name="P3" svg:width="39.74pt" svg:height="15.05pt" svg:x="22.08pt" svg:y="21.71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1.54pt" draw:z-index="5" draw:style-name="gr3" draw:text-style-name="P3" svg:width="39.49pt" svg:height="15.05pt" svg:x="64.26pt" svg:y="18.9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9">00/00/0000</text:date>, <text:time style:data-style-name="N2" text:time-value="08:52:30.8958431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2-29T14:15:23.765042366</dc:date>
    <meta:editing-duration>P77DT20H42M</meta:editing-duration>
    <meta:editing-cycles>3080</meta:editing-cycles>
    <meta:generator>LibreOffice/5.1.6.2$Linux_X86_64 LibreOffice_project/10m0$Build-2</meta:generator>
    <meta:document-statistic meta:table-count="3" meta:cell-count="536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